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5-10, 2-0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5-12, 0-3)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26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49</text:p>
          </table:table-cell>
          <table:table-cell office:value-type="string">
            <text:p>.12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4</text:p>
          </table:table-cell>
          <table:table-cell office:value-type="string">
            <text:p>43</text:p>
          </table:table-cell>
          <table:table-cell office:value-type="string">
            <text:p>.34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39</text:p>
          </table:table-cell>
          <table:table-cell office:value-type="string">
            <text:p>.308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6</text:p>
          </table:table-cell>
          <table:table-cell office:value-type="string">
            <text:p>-.11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24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15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41</text:p>
          </table:table-cell>
          <table:table-cell office:value-type="string">
            <text:p>.073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5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-.33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09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43</text:p>
          </table:table-cell>
          <table:table-cell office:value-type="string">
            <text:p>.30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.2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3</text:p>
          </table:table-cell>
          <table:table-cell office:value-type="string">
            <text:p>20</text:p>
          </table:table-cell>
          <table:table-cell office:value-type="string">
            <text:p>169</text:p>
          </table:table-cell>
          <table:table-cell office:value-type="string">
            <text:p>.254</text:p>
          </table:table-cell>
          <table:table-cell office:value-type="string">
            <text:p>57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83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2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05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60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.09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-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nnah Walk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23</text:p>
          </table:table-cell>
          <table:table-cell office:value-type="string">
            <text:p>152</text:p>
          </table:table-cell>
          <table:table-cell office:value-type="string">
            <text:p>.092</text:p>
          </table:table-cell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8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